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cm"/>
    </style:style>
    <style:style style:name="gr5" style:family="graphic" style:parent-style-name="standard">
      <style:graphic-properties draw:stroke="none" svg:stroke-color="#000000" draw:fill="none" draw:fill-color="#ffffff" fo:min-height="0.25cm"/>
    </style:style>
    <style:style style:name="gr6" style:family="graphic" style:parent-style-name="standard">
      <style:graphic-properties draw:stroke="none" svg:stroke-color="#000000" draw:fill="none" draw:fill-color="#ffffff" fo:min-height="0.713cm"/>
    </style:style>
    <style:style style:name="gr7" style:family="graphic" style:parent-style-name="standard">
      <style:graphic-properties draw:stroke="none" svg:stroke-color="#000000" draw:fill="none" draw:fill-color="#ffffff" fo:min-height="0.292cm"/>
    </style:style>
    <style:style style:name="gr8" style:family="graphic" style:parent-style-name="standard">
      <style:graphic-properties draw:stroke="none" svg:stroke-color="#000000" draw:fill="none" draw:fill-color="#ffffff" fo:min-height="1.069cm"/>
    </style:style>
    <style:style style:name="gr9" style:family="graphic" style:parent-style-name="standard">
      <style:graphic-properties draw:stroke="none" svg:stroke-color="#000000" draw:fill="none" draw:fill-color="#ffffff" fo:min-height="1.0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style:paragraph-properties fo:text-align="center"/>
      <style:text-properties fo:font-family="Courier" style:font-style-name="Oblique" style:font-family-generic="modern" style:font-pitch="variable" fo:font-size="9pt" style:font-size-asian="9pt" style:font-size-complex="9pt"/>
    </style:style>
    <style:style style:name="P4" style:family="paragraph">
      <style:text-properties fo:font-family="Arial" style:font-style-name="Italic" style:font-family-generic="swiss" style:font-pitch="variable" fo:font-size="9pt" style:font-size-asian="9pt" style:font-size-complex="9pt"/>
    </style:style>
    <style:style style:name="P5" style:family="paragraph">
      <style:paragraph-properties fo:text-align="center"/>
      <style:text-properties fo:font-family="Arial" style:font-style-name="Italic" style:font-family-generic="swiss" style:font-pitch="variable" fo:font-size="9pt" style:font-size-asian="9pt" style:font-size-complex="9pt"/>
    </style:style>
    <style:style style:name="P6" style:family="paragraph">
      <style:paragraph-properties fo:text-align="center"/>
      <style:text-properties fo:font-family="Arial" style:font-style-name="Italic" style:font-family-generic="swiss" style:font-pitch="variable" fo:font-size="9pt" style:font-size-asian="9pt" style:font-size-complex="9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family="Arial" style:font-style-name="Italic" style:font-family-generic="swiss" style:font-pitch="variable" fo:font-size="9pt" style:font-size-asian="9pt" style:font-size-complex="9pt"/>
    </style:style>
    <style:style style:name="T3" style:family="text">
      <style:text-properties fo:font-family="Arial" style:font-style-name="Italic" style:font-family-generic="swiss" style:font-pitch="variable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3.2cm" svg:height="8.9cm" svg:x="2.2cm" svg:y="1.8cm">
          <text:p text:style-name="P1"><text:span text:style-name="T1">Host</text:span></text:p>
          <text:p text:style-name="P1"><text:span text:style-name="T1">Application</text:span></text:p>
        </draw:rect>
        <draw:rect draw:style-name="gr1" draw:text-style-name="P2" draw:layer="layout" svg:width="2.1cm" svg:height="8.9cm" svg:x="5.6cm" svg:y="1.8cm">
          <text:p text:style-name="P1"><text:span text:style-name="T1">Card</text:span></text:p>
          <text:p text:style-name="P1"><text:span text:style-name="T1">Reader</text:span></text:p>
        </draw:rect>
        <draw:rect draw:style-name="gr1" draw:text-style-name="P2" draw:layer="layout" svg:width="3.2cm" svg:height="8.9cm" svg:x="10.4cm" svg:y="1.8cm">
          <text:p text:style-name="P1"><text:span text:style-name="T1">JCRE</text:span></text:p>
        </draw:rect>
        <draw:rect draw:style-name="gr1" draw:text-style-name="P2" draw:layer="layout" svg:width="3.2cm" svg:height="8.9cm" svg:x="16cm" svg:y="1.8cm">
          <text:p text:style-name="P1"><text:span text:style-name="T1">Applet</text:span></text:p>
        </draw:rect>
        <draw:line draw:style-name="gr2" draw:text-style-name="P3" draw:layer="layout" svg:x1="13.8cm" svg:y1="2.5cm" svg:x2="15.8cm" svg:y2="2.5cm">
          <text:p/>
        </draw:line>
        <draw:line draw:style-name="gr3" draw:text-style-name="P1" draw:layer="layout" svg:x1="15.8cm" svg:y1="3.4cm" svg:x2="13.8cm" svg:y2="3.4cm">
          <text:p/>
        </draw:line>
        <draw:frame draw:style-name="gr4" draw:text-style-name="P4" draw:layer="layout" svg:width="1.8cm" svg:height="0.607cm" svg:x="14cm" svg:y="2cm">
          <draw:text-box>
            <text:p text:style-name="P4"><text:span text:style-name="T2">install</text:span></text:p>
          </draw:text-box>
        </draw:frame>
        <draw:frame draw:style-name="gr5" draw:text-style-name="P4" draw:layer="layout" svg:width="1.8cm" svg:height="0.607cm" svg:x="14.3cm" svg:y="2.801cm">
          <draw:text-box>
            <text:p text:style-name="P4"><text:span text:style-name="T2">register</text:span></text:p>
          </draw:text-box>
        </draw:frame>
        <draw:frame draw:style-name="gr4" draw:text-style-name="P4" draw:layer="layout" svg:width="1.8cm" svg:height="0.607cm" svg:x="14cm" svg:y="4.601cm">
          <draw:text-box>
            <text:p text:style-name="P4"><text:span text:style-name="T2">select</text:span></text:p>
          </draw:text-box>
        </draw:frame>
        <draw:line draw:style-name="gr2" draw:text-style-name="P3" draw:layer="layout" svg:x1="13.8cm" svg:y1="5.1cm" svg:x2="15.8cm" svg:y2="5.1cm">
          <text:p/>
        </draw:line>
        <draw:line draw:style-name="gr2" draw:text-style-name="P3" draw:layer="layout" svg:x1="13.8cm" svg:y1="6.9cm" svg:x2="15.8cm" svg:y2="6.9cm">
          <text:p/>
        </draw:line>
        <draw:frame draw:style-name="gr4" draw:text-style-name="P4" draw:layer="layout" svg:width="1.8cm" svg:height="0.607cm" svg:x="13.9cm" svg:y="6.402cm">
          <draw:text-box>
            <text:p text:style-name="P4"><text:span text:style-name="T2">process</text:span></text:p>
          </draw:text-box>
        </draw:frame>
        <draw:line draw:style-name="gr3" draw:text-style-name="P1" draw:layer="layout" svg:x1="15.8cm" svg:y1="7.972cm" svg:x2="13.8cm" svg:y2="7.972cm">
          <text:p/>
        </draw:line>
        <draw:frame draw:style-name="gr6" draw:text-style-name="P4" draw:layer="layout" svg:width="1.9cm" svg:height="0.963cm" svg:x="14.2cm" svg:y="7.373cm">
          <draw:text-box>
            <text:p text:style-name="P4"><text:span text:style-name="T2">response</text:span></text:p>
          </draw:text-box>
        </draw:frame>
        <draw:frame draw:style-name="gr4" draw:text-style-name="P5" draw:layer="layout" svg:width="1.8cm" svg:height="0.963cm" svg:x="8cm" svg:y="4.223cm">
          <draw:text-box>
            <text:p text:style-name="P5"><text:span text:style-name="T2">select</text:span></text:p>
            <text:p text:style-name="P5"><text:span text:style-name="T2">applet</text:span></text:p>
          </draw:text-box>
        </draw:frame>
        <draw:line draw:style-name="gr2" draw:text-style-name="P3" draw:layer="layout" svg:x1="7.8cm" svg:y1="5.125cm" svg:x2="10.3cm" svg:y2="5.1cm">
          <text:p/>
        </draw:line>
        <draw:frame draw:style-name="gr7" draw:text-style-name="P4" draw:layer="layout" svg:width="1.9cm" svg:height="0.607cm" svg:x="8cm" svg:y="6.358cm">
          <draw:text-box>
            <text:p text:style-name="P4"><text:span text:style-name="T2">command</text:span></text:p>
          </draw:text-box>
        </draw:frame>
        <draw:line draw:style-name="gr2" draw:text-style-name="P3" draw:layer="layout" svg:x1="7.8cm" svg:y1="6.86cm" svg:x2="10.3cm" svg:y2="6.835cm">
          <text:p/>
        </draw:line>
        <draw:frame draw:style-name="gr7" draw:text-style-name="P4" draw:layer="layout" svg:width="1.9cm" svg:height="0.607cm" svg:x="8.3cm" svg:y="7.371cm">
          <draw:text-box>
            <text:p text:style-name="P4"><text:span text:style-name="T2">response</text:span></text:p>
          </draw:text-box>
        </draw:frame>
        <draw:line draw:style-name="gr2" draw:text-style-name="P3" draw:layer="layout" svg:x1="10.3cm" svg:y1="7.973cm" svg:x2="7.8cm" svg:y2="7.948cm">
          <text:p/>
        </draw:line>
        <draw:frame draw:style-name="gr8" draw:text-style-name="P5" draw:layer="layout" svg:width="2.3cm" svg:height="1.319cm" svg:x="7.7cm" svg:y="9.071cm">
          <draw:text-box>
            <text:p text:style-name="P5"><text:span text:style-name="T2">select</text:span></text:p>
          </draw:text-box>
        </draw:frame>
        <draw:line draw:style-name="gr2" draw:text-style-name="P3" draw:layer="layout" svg:x1="7.8cm" svg:y1="9.573cm" svg:x2="10.3cm" svg:y2="9.548cm">
          <text:p/>
        </draw:line>
        <draw:frame draw:style-name="gr4" draw:text-style-name="P4" draw:layer="layout" svg:width="1.8cm" svg:height="0.607cm" svg:x="13.7cm" svg:y="9.023cm">
          <draw:text-box>
            <text:p text:style-name="P4"><text:span text:style-name="T2">deselect</text:span></text:p>
          </draw:text-box>
        </draw:frame>
        <draw:line draw:style-name="gr2" draw:text-style-name="P3" draw:layer="layout" svg:x1="13.8cm" svg:y1="9.522cm" svg:x2="15.8cm" svg:y2="9.522cm">
          <text:p/>
        </draw:line>
        <draw:frame draw:style-name="gr9" draw:layer="layout" svg:width="1.8cm" svg:height="1.3cm" svg:x="8cm" svg:y="9.5cm">
          <draw:text-box>
            <text:p text:style-name="P6"><text:span text:style-name="T3">another apple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4-12T22:19:59</meta:creation-date>
    <dc:date>2018-04-12T22:33:42</dc:date>
    <meta:editing-duration>PT13M43S</meta:editing-duration>
    <meta:editing-cycles>1</meta:editing-cycles>
    <meta:document-statistic meta:object-count="25"/>
    <meta:generator>OpenOffice/4.1.5$Unix OpenOffice.org_project/415m1$Build-9789</meta:generator>
  </office:meta>
</office:document-meta>
</file>